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c66d" officeooo:paragraph-rsid="0015c66d"/>
    </style:style>
    <style:style style:name="P2" style:family="paragraph" style:parent-style-name="Standard">
      <style:paragraph-properties fo:text-align="justify" style:justify-single-word="false"/>
      <style:text-properties officeooo:rsid="0015da7b" officeooo:paragraph-rsid="0015da7b"/>
    </style:style>
    <style:style style:name="P3" style:family="paragraph" style:parent-style-name="Standard">
      <style:paragraph-properties fo:text-align="justify" style:justify-single-word="false"/>
      <style:text-properties officeooo:rsid="0017f309" officeooo:paragraph-rsid="0017f309"/>
    </style:style>
    <style:style style:name="P4" style:family="paragraph" style:parent-style-name="Standard">
      <style:paragraph-properties fo:text-align="justify" style:justify-single-word="false"/>
      <style:text-properties officeooo:rsid="0018df8b" officeooo:paragraph-rsid="0018df8b"/>
    </style:style>
    <style:style style:name="P5" style:family="paragraph" style:parent-style-name="Standard">
      <style:paragraph-properties fo:text-align="justify" style:justify-single-word="false"/>
      <style:text-properties officeooo:rsid="001ff04a" officeooo:paragraph-rsid="001ff04a"/>
    </style:style>
    <style:style style:name="P6" style:family="paragraph" style:parent-style-name="Standard">
      <style:paragraph-properties fo:text-align="justify" style:justify-single-word="false"/>
      <style:text-properties officeooo:rsid="0023e428" officeooo:paragraph-rsid="0023e428"/>
    </style:style>
    <style:style style:name="P7" style:family="paragraph" style:parent-style-name="Standard">
      <style:paragraph-properties fo:text-align="justify" style:justify-single-word="false"/>
      <style:text-properties officeooo:rsid="00270da1" officeooo:paragraph-rsid="00270da1"/>
    </style:style>
    <style:style style:name="P8" style:family="paragraph" style:parent-style-name="Standard">
      <style:paragraph-properties fo:text-align="justify" style:justify-single-word="false"/>
      <style:text-properties officeooo:rsid="0027df7a" officeooo:paragraph-rsid="0027df7a"/>
    </style:style>
    <style:style style:name="P9" style:family="paragraph" style:parent-style-name="Standard">
      <style:paragraph-properties fo:text-align="justify" style:justify-single-word="false"/>
      <style:text-properties officeooo:rsid="002b6ac2" officeooo:paragraph-rsid="002b6ac2"/>
    </style:style>
    <style:style style:name="P10" style:family="paragraph" style:parent-style-name="Standard">
      <style:paragraph-properties fo:text-align="justify" style:justify-single-word="false"/>
      <style:text-properties officeooo:rsid="002e02bd" officeooo:paragraph-rsid="002e02bd"/>
    </style:style>
    <style:style style:name="P11" style:family="paragraph" style:parent-style-name="Standard">
      <style:paragraph-properties fo:text-align="justify" style:justify-single-word="false"/>
      <style:text-properties officeooo:rsid="003076da" officeooo:paragraph-rsid="003076da"/>
    </style:style>
    <style:style style:name="P12" style:family="paragraph" style:parent-style-name="Standard">
      <style:paragraph-properties fo:text-align="justify" style:justify-single-word="false"/>
      <style:text-properties officeooo:rsid="003403ac" officeooo:paragraph-rsid="003403ac"/>
    </style:style>
    <style:style style:name="P13" style:family="paragraph" style:parent-style-name="Standard">
      <style:paragraph-properties fo:text-align="justify" style:justify-single-word="false"/>
      <style:text-properties officeooo:rsid="0015c66d" officeooo:paragraph-rsid="0015c66d"/>
    </style:style>
    <style:style style:name="P14" style:family="paragraph" style:parent-style-name="Standard">
      <style:paragraph-properties fo:text-align="justify" style:justify-single-word="false"/>
      <style:text-properties officeooo:rsid="0015c66d" officeooo:paragraph-rsid="0034c82b"/>
    </style:style>
    <style:style style:name="T1" style:family="text">
      <style:text-properties officeooo:rsid="0015da7b"/>
    </style:style>
    <style:style style:name="T2" style:family="text">
      <style:text-properties officeooo:rsid="001770f8"/>
    </style:style>
    <style:style style:name="T3" style:family="text">
      <style:text-properties officeooo:rsid="001c6086"/>
    </style:style>
    <style:style style:name="T4" style:family="text">
      <style:text-properties officeooo:rsid="001e2702"/>
    </style:style>
    <style:style style:name="T5" style:family="text">
      <style:text-properties officeooo:rsid="001ff04a"/>
    </style:style>
    <style:style style:name="T6" style:family="text">
      <style:text-properties officeooo:rsid="0021d37b"/>
    </style:style>
    <style:style style:name="T7" style:family="text">
      <style:text-properties officeooo:rsid="0023618a"/>
    </style:style>
    <style:style style:name="T8" style:family="text">
      <style:text-properties officeooo:rsid="00250f4b"/>
    </style:style>
    <style:style style:name="T9" style:family="text">
      <style:text-properties officeooo:rsid="0027df7a"/>
    </style:style>
    <style:style style:name="T10" style:family="text">
      <style:text-properties officeooo:rsid="00292df3"/>
    </style:style>
    <style:style style:name="T11" style:family="text">
      <style:text-properties officeooo:rsid="002a4770"/>
    </style:style>
    <style:style style:name="T12" style:family="text">
      <style:text-properties officeooo:rsid="002adb52"/>
    </style:style>
    <style:style style:name="T13" style:family="text">
      <style:text-properties officeooo:rsid="002b6ac2"/>
    </style:style>
    <style:style style:name="T14" style:family="text">
      <style:text-properties officeooo:rsid="002c7c4e"/>
    </style:style>
    <style:style style:name="T15" style:family="text">
      <style:text-properties officeooo:rsid="002e02bd"/>
    </style:style>
    <style:style style:name="T16" style:family="text">
      <style:text-properties officeooo:rsid="002f13f7"/>
    </style:style>
    <style:style style:name="T17" style:family="text">
      <style:text-properties officeooo:rsid="003076da"/>
    </style:style>
    <style:style style:name="T18" style:family="text">
      <style:text-properties officeooo:rsid="0033342f"/>
    </style:style>
    <style:style style:name="T19" style:family="text">
      <style:text-properties officeooo:rsid="003403ac"/>
    </style:style>
    <style:style style:name="T20" style:family="text">
      <style:text-properties officeooo:rsid="0034c8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m dia a todos! Meu nome é Vitor e eu vou apresentar o projeto “Uso da simulação baseada em agentes para estudo do deslocamento do usuário da rede de transporte público urbano da cidade de Mossoró”.</text:p>
      <text:p text:style-name="P1"/>
      <text:p text:style-name="P14">É uma continuação de um trabalho iniciado em 2020 que usa simulação computacional para entender o comportamento das pessoas numa modificação <text:span text:style-name="T1">na rede do transporte público em Mossoró.</text:span></text:p>
      <text:p text:style-name="P1"/>
      <text:p text:style-name="P1"><text:span text:style-name="T19">O t</text:span><text:span text:style-name="T18">ransporte público é </text:span><text:span text:style-name="T19">importante para </text:span><text:span text:style-name="T20">reduzir</text:span><text:span text:style-name="T19"> </text:span>congestionamentos <text:span text:style-name="T20">e </text:span>acidentes,<text:span text:style-name="T20"> diminuir</text:span> <text:span text:style-name="T20">a poluição sonora e atmosférica e o estresse na população.</text:span></text:p>
      <text:p text:style-name="P1"/>
      <text:p text:style-name="P12">Mas no Brasil o transporte público é precário. <text:span text:style-name="T20">Falta serviço de qualidade, conforto, frequência adequada de veículos, escassez de paradas, veículos lotados.</text:span></text:p>
      <text:p text:style-name="P1"/>
      <text:p text:style-name="P2">Desta vez, o projeto é <text:span text:style-name="T2">focado na acessibilidade. Não no sentido de inclusão de deficientes, mas sim sobre o quão alcançável é o transporte para as pessoas. Por exemplo, aqui na frente de casa tem uma parada de ônibus. Então, no quesito de localidade, aqui tem uma acessibilidade boa. Mas o ônibus só passa a cada 1 hora e meia. Então no sentido da frequência, a acessibilidade é ruim.</text:span></text:p>
      <text:p text:style-name="P2"/>
      <text:p text:style-name="P3">E aí temos os problemas do transporte público em algumas regiões de Mossoró. Longo deslocamento a pé e longo tempo de espera. Nessa imagem tem todas as paradas de ônibus em Mossoró. Dá pra ver que tem algumas regiões que não tem paradas.</text:p>
      <text:p text:style-name="P3"/>
      <text:p text:style-name="P4">Nesse gráfico tem o tempo mínimo entre veículos na mesma linha. <text:span text:style-name="T3">Por exemplo, na linha 2. Quando um ônibus passa, </text:span><text:span text:style-name="T4">20 minutos vem outro. Isso no menor tempo possível </text:span><text:span text:style-name="T5">em <text:s/>todo dia</text:span><text:span text:style-name="T4"> e ônibus da mesma linha. </text:span><text:span text:style-name="T5">A linha 3 só tem uma viagem por isso é 0 e a linha 11 tem um período muito grande de mais ou menos 6 horas que distorceria o gráfico.</text:span></text:p>
      <text:p text:style-name="P4"/>
      <text:p text:style-name="P5">A solução para isso é avaliar índices de acessibilidade. Ou seja quantificar quais áreas são melhores e piores na acessibilidade.</text:p>
      <text:p text:style-name="P5"/>
      <text:p text:style-name="P5">Para isso, foi feita uma simulação usando <text:span text:style-name="T6">os </text:span>pontos extremos <text:span text:style-name="T6">de Mossoró </text:span><text:span text:style-name="T7">mostrado nesse mapa. Então a gente colocou pessoas saindo aqui de Nova Mossoró indo para Centro. De Nova Mossoró para Abolições. De Nova Mossoró para Cidade Oeste. Cidade Oeste para Sumaré. E por aí vai. O contrário também. </text:span></text:p>
      <text:p text:style-name="P5"/>
      <text:p text:style-name="P6">Também coletamos dados estatísticos para cada rota, como média, mediana, moda máximo e mínimo dos tempos de espera e de viagem de cada rota. Nesse caso, a rota é cada trajeto desse <text:span text:style-name="T8">aqui</text:span>. <text:span text:style-name="T8">A viagem é o deslocamento de uma pessoa. A pessoa sai daqui, nesse horário, é uma viagem.</text:span></text:p>
      <text:p text:style-name="P6"/>
      <text:p text:style-name="P7">Por fim, <text:span text:style-name="T9">usamos essas fórmulas para medir a acessibilidade de paradas e rotas.</text:span></text:p>
      <text:p text:style-name="P7"/>
      <text:p text:style-name="P8">Os resultados obtidos foram os seguintes. Usando <text:span text:style-name="T11">a</text:span> fórmula <text:span text:style-name="T11">do Ingram</text:span>, <text:span text:style-name="T10">a gente obteve a acessibilidade de cada parada de ônibus. </text:span><text:span text:style-name="T12">Essa acessibilidade relativa é a distância entre uma parada e outra. A fórmula é o somatório de todas as distâncias de uma parada até outra parada. </text:span><text:span text:style-name="T13">Quanto maior o valor, mais distante de outras paradas e menos acessibilidade. Essa tabela está ordenada do menor valor até o maior valor de acessibilidade. A parada Igreja São Vicente é considerada a parada mais central da cidade. É a que tem melhor acessibilidade.</text:span></text:p>
      <text:p text:style-name="P8"/>
      <text:p text:style-name="P9">Usando a fórmula do Allen, tivemos a acessibilidade de cada rota. Aqui a gente agrupou o tempo de viagem de todas as viagens de uma rota <text:span text:style-name="T14">e dividimos pelo número de viagens feitas na rota. Quanto maior o valor, mais tempo de viagem e pior a acessibilidade. </text:span><text:span text:style-name="T15">Essa tabela também está ordenada do </text:span><text:soft-page-break/><text:span text:style-name="T15">menor pra maior acessibilidade e a rota mais acessível é do teatro Dix-Huit Rosado para o bairro Nova Vida, pois tem o menor tempo de viagem. Nesse caso, o tempo de viagem também considera o tempo de espera. O tempo de espera está embutido no tempo de viagem.</text:span></text:p>
      <text:p text:style-name="P9"/>
      <text:p text:style-name="P10">Nesses gráficos de caixa, temos as principais estatísticas da simulação que é o tempo médio de espera e de viagem. A simulação que fizemos foi com pessoas saindo a cada 1 hora começando das 5 horas e terminando de 23 horas. Essa é a simulação padrão nesse gráfico. O dobro foi uma simulação feita com pessoas saindo a cada meia hora. A metade foi <text:span text:style-name="T16">com horários selecionados. Colocamos os horários considerados de maior circulação de pessoas. </text:span><text:span text:style-name="T17">Esses tempos aqui são de todas as viagens de todas as rotas.</text:span></text:p>
      <text:p text:style-name="P10"/>
      <text:p text:style-name="P11">E aqui tem outros gráficos de caixa com mediana, viagem com mais e menos espera, viagem mais curta e mais demorada. É possível observar em cada gráfico, entre os 3 cenários alguns valores que são parecidos.</text:p>
      <text:p text:style-name="P11"/>
      <text:p text:style-name="P11">Com esses resultados concluímos que, no geral, Mossoró tem índices ruins de acessibilidade com grandes tempos de espera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1:41:44.620965962</meta:creation-date>
    <dc:date>2022-11-25T08:19:05.581226851</dc:date>
    <meta:editing-duration>PT5H4M59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2" meta:paragraph-count="16" meta:word-count="753" meta:character-count="4336" meta:non-whitespace-character-count="3597"/>
  </office:meta>
</office:document-meta>
</file>